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A00000049DD97D911582972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5595" officeooo:paragraph-rsid="000e5595"/>
    </style:style>
    <style:style style:name="P2" style:family="paragraph" style:parent-style-name="Standard">
      <style:text-properties officeooo:rsid="000f2f3c" officeooo:paragraph-rsid="000f2f3c"/>
    </style:style>
    <style:style style:name="T1" style:family="text">
      <style:text-properties officeooo:rsid="000e73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 Programming Header</text:p>
      <text:p text:style-name="P1"/>
      <text:p text:style-name="P1"><text:span text:style-name="T1">1<text:tab/></text:span>MISO</text:p>
      <text:p text:style-name="P1"><text:span text:style-name="T1">2<text:tab/></text:span>VCC33</text:p>
      <text:p text:style-name="P1"><text:span text:style-name="T1">3<text:tab/></text:span>SCK</text:p>
      <text:p text:style-name="P1"><text:span text:style-name="T1">4<text:tab/></text:span>MOSI<text:line-break/><text:span text:style-name="T1">5<text:tab/></text:span>RESET</text:p>
      <text:p text:style-name="P1"><text:span text:style-name="T1">6<text:tab/></text:span>GND</text:p>
      <text:p text:style-name="Standard"><draw:frame draw:style-name="fr1" draw:name="Image1" text:anchor-type="paragraph" svg:x="2.335cm" svg:y="2.995cm" svg:width="6.999cm" svg:height="4.157cm" draw:z-index="0"><draw:image xlink:href="Pictures/100000000000006A00000049DD97D91158297263.png" xlink:type="simple" xlink:show="embed" xlink:actuate="onLoad"/></draw:frame></text:p>
      <text:p text:style-name="Standard"/>
      <text:p text:style-name="P2">AVR ISP MK 2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9:53:57.722000000</meta:creation-date>
    <dc:date>2016-10-03T19:57:55.423000000</dc:date>
    <meta:editing-duration>PT3M58S</meta:editing-duration>
    <meta:editing-cycles>3</meta:editing-cycles>
    <meta:generator>LibreOffice/5.2.0.4$Windows_x86 LibreOffice_project/066b007f5ebcc236395c7d282ba488bca6720265</meta:generator>
    <meta:document-statistic meta:table-count="0" meta:image-count="1" meta:object-count="0" meta:page-count="1" meta:paragraph-count="7" meta:word-count="19" meta:character-count="71" meta:non-whitespace-character-count="59"/>
  </office:meta>
</office:document-meta>
</file>